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Default-title">
      <style:graphic-properties draw:auto-grow-height="true" fo:min-height="1.60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5.088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7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8" style:family="presentation" style:parent-style-name="Title5-notes">
      <style:graphic-properties draw:fill-color="#ffffff" draw:auto-grow-height="true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fo:text-indent="0cm"/>
      <style:text-properties fo:color="#ff9900" fo:font-size="36pt" style:font-size-asian="36pt" style:font-size-complex="36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9900" fo:font-size="36pt" style:font-size-asian="36pt" style:font-size-complex="36pt"/>
    </style:style>
    <style:style style:name="T6" style:family="text">
      <style:text-properties fo:color="#ffffff" fo:font-size="32pt" fo:language="en" fo:country="IE" style:font-size-asian="32pt" style:font-size-complex="32pt"/>
    </style:style>
    <style:style style:name="T7" style:family="text">
      <style:text-properties fo:font-size="19.2000007629395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7d7d7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Intro to Wave</text:p>
          </draw:text-box>
        </draw:frame>
        <draw:frame presentation:style-name="pr4" draw:text-style-name="P7" draw:layer="layout" svg:width="22.859cm" svg:height="15.088cm" svg:x="6.096cm" svg:y="4.56cm" presentation:class="subtitle" presentation:user-transformed="true">
          <draw:text-box>
            <text:p text:style-name="P1"><text:span text:style-name="T5">Demo of Wave</text:span></text:p>
            <text:p text:style-name="P1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1T0">
        <office:forms form:automatic-focus="false" form:apply-design-mode="false"/>
        <draw:frame presentation:style-name="pr6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6">The End</text:span></text:p>
          </draw:text-box>
        </draw:frame>
        <draw:frame presentation:style-name="pr7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7">Questions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3" presentation:class="page"/>
          <draw:frame presentation:style-name="pr8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draw:stroke-dash draw:name="Dash_20_3" draw:display-name="Dash 3" draw:style="rect" draw:dots2="1" draw:dots2-length="0.035cm" draw:distance="0.026cm"/>
    <draw:stroke-dash draw:name="Dash_20_4" draw:display-name="Dash 4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7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draw:stroke="dash" draw:stroke-dash="Dash_20_3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4" style:family="graphic" style:parent-style-name="standard">
      <style:graphic-properties draw:stroke="dash" draw:stroke-dash="Dash_20_4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3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4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5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6" style:family="presentation" style:parent-style-name="Title7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7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8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9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11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0cm" fo:margin-right="0cm" fo:line-height="100%" fo:text-align="end" fo:text-indent="0cm" style:writing-mode="lr-tb"/>
      <style:text-properties fo:font-size="28.7999992370605pt"/>
    </style:style>
    <style:style style:name="P10" style:family="paragraph">
      <style:paragraph-properties fo:margin-left="0cm" fo:margin-right="0cm" fo:line-height="100%" fo:text-align="end" fo:text-indent="0cm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text-align="end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T4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itle1" style:page-layout-name="PM1" draw:style-name="dp1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3" draw:layer="backgroundobjects" svg:x1="29.845cm" svg:y1="12.7cm" svg:x2="8.89cm" svg:y2="12.7cm">
        <text:p/>
      </draw:line>
      <draw:frame draw:style-name="gr4" draw:text-style-name="P3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1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1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2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2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7.431cm" svg:height="1.601cm" svg:x="1.524cm" svg:y="0.912cm" presentation:class="title" presentation:placeholder="true">
        <draw:text-box/>
      </draw:frame>
      <draw:frame presentation:style-name="Default-outline1" draw:layer="backgroundobjects" svg:width="22.859cm" svg:height="15.876cm" svg:x="6.096cm" svg:y="4.56cm" presentation:class="outline" presentation:placeholder="true">
        <draw:text-box/>
      </draw:frame>
      <draw:line presentation:style-name="pr3" draw:layer="backgroundobjects" svg:x1="1.27cm" svg:y1="2.54cm" svg:x2="29.21cm" svg:y2="2.54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1">
      <draw:g>
        <draw:custom-shape draw:style-name="gr6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gr8" draw:text-style-name="P3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4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4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5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5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Title7" style:page-layout-name="PM1" draw:style-name="dp1">
      <draw:g>
        <draw:custom-shape draw:style-name="gr9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gr4" draw:text-style-name="P3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gr11" draw:text-style-name="P3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custom-shape draw:style-name="gr12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6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1</text:page-number></text:span></text:p>
        </draw:text-box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7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7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8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1</text:page-number></text:span></text:p>
          </draw:text-box>
        </draw:frame>
      </presentation:notes>
    </style:master-page>
    <style:master-page style:name="Title3" style:page-layout-name="PM1" draw:style-name="dp1">
      <draw:custom-shape draw:style-name="gr13" draw:text-style-name="P7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gr14" draw:text-style-name="P3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custom-shape draw:style-name="gr15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9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1</text:page-number></text:span></text:p>
        </draw:text-box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10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10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7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11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11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3:17</dc:date>
    <meta:editing-cycles>106</meta:editing-cycles>
    <meta:editing-duration>P7DT22H50M55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